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7.18mm"/>
    </style:style>
    <style:style style:name="co2" style:family="table-column">
      <style:table-column-properties fo:break-before="auto" style:column-width="104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7.5mm" fo:break-before="auto" style:use-optimal-row-height="false"/>
    </style:style>
    <style:style style:name="ro3" style:family="table-row">
      <style:table-row-properties style:row-height="27.02mm" fo:break-before="auto" style:use-optimal-row-height="false"/>
    </style:style>
    <style:style style:name="ro4" style:family="table-row">
      <style:table-row-properties style:row-height="13.53mm" fo:break-before="auto" style:use-optimal-row-height="false"/>
    </style:style>
    <style:style style:name="ro5" style:family="table-row">
      <style:table-row-properties style:row-height="9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 style:data-style-name="N38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 style:data-style-name="N38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2" table:default-cell-style-name="ce3"/>
        <table:table-column table:style-name="co3" table:number-columns-repeated="5" table:default-cell-style-name="ce5"/>
        <table:table-column table:style-name="co3" table:number-columns-repeated="1016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hème</text:p>
          </table:table-cell>
          <table:table-cell table:style-name="ce11" office:value-type="string" calcext:value-type="string">
            <text:p>Détails et horaires</text:p>
          </table:table-cell>
          <table:table-cell table:number-columns-repeated="1021"/>
        </table:table-row>
        <table:table-row table:style-name="ro2">
          <table:table-cell table:style-name="ce8" office:value-type="date" office:date-value="2022-05-11" calcext:value-type="date">
            <text:p>mercredi 11 mai 2022</text:p>
          </table:table-cell>
          <table:table-cell table:style-name="ce8" office:value-type="string" calcext:value-type="string">
            <text:p>St Molf → Bruxelles</text:p>
          </table:table-cell>
          <table:table-cell table:style-name="ce13" office:value-type="string" calcext:value-type="string">
            <text:p>07h30 Départ de St Molf</text:p>
            <text:p>08h26 La Baule Escoublac</text:p>
            <text:p>11h24 Paris Montparnasse</text:p>
            <text:p>14h25 Paris Nord</text:p>
            <text:p>15h47 Bruxelles Midi</text:p>
            <text:p>Métro Ligne 4</text:p>
            <text:p>Changement De Brouckère</text:p>
            <text:p>Ligne 1 – Direction Stockel</text:p>
            <text:p>Arrêt à Montgomery</text:p>
            <text:p>Avenue de Tervuren, prendre Tram 39 ou 44 décendre à la 2ème station Léopold II</text:p>
            <text:p>Suivre l’avenue de Tervuren, passer l’ambassade du Togo</text:p>
            <text:p>Tourner à gauche → 28 avenue Père Damien</text:p>
          </table:table-cell>
          <table:table-cell table:style-name="ce6" table:number-columns-repeated="5"/>
          <table:table-cell table:style-name="ce7" table:number-columns-repeated="1016"/>
        </table:table-row>
        <table:table-row table:style-name="ro3">
          <table:table-cell table:style-name="ce2" table:formula="of:=[.A2]+1" office:value-type="date" office:date-value="2022-05-12" calcext:value-type="date">
            <text:p>jeudi 12 mai 2022</text:p>
          </table:table-cell>
          <table:table-cell table:style-name="ce2" office:value-type="string" calcext:value-type="string">
            <text:p>Mons → Van Gogh</text:p>
            <text:p>Maison de Cuesmes</text:p>
            <text:p>Artothèque</text:p>
            <text:p>Le site de Marcasse</text:p>
            <text:p>La maison de Wasmes</text:p>
            <text:p/>
          </table:table-cell>
          <table:table-cell table:style-name="ce14" office:value-type="string" calcext:value-type="string">
            <text:p>11h18 → 12h12 Bruxelles Central → Mons</text:p>
            <text:p>11h48 → 12h43</text:p>
            <text:p>13h Office de Tourisme Pass Van Gogh</text:p>
            <text:p>17h21 → 18h14 Mons → Bruxelles Central</text:p>
            <text:p>17h48 → 18h14</text:p>
          </table:table-cell>
          <table:table-cell table:number-columns-repeated="1021"/>
        </table:table-row>
        <table:table-row table:style-name="ro4">
          <table:table-cell table:style-name="ce2" table:formula="of:=[.A3]+1" office:value-type="date" office:date-value="2022-05-13" calcext:value-type="date">
            <text:p>vendredi 13 mai 2022</text:p>
          </table:table-cell>
          <table:table-cell table:style-name="ce2" office:value-type="string" calcext:value-type="string">
            <text:p>Atomium</text:p>
            <text:p>Théâtre de la monaie → Requiem de Mozart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2" table:formula="of:=[.A4]+1" office:value-type="date" office:date-value="2022-05-14" calcext:value-type="date">
            <text:p>samedi 14 mai 2022</text:p>
          </table:table-cell>
          <table:table-cell table:style-name="ce2" office:value-type="string" calcext:value-type="string">
            <text:p>Libre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2" table:formula="of:=[.A5]+1" office:value-type="date" office:date-value="2022-05-15" calcext:value-type="date">
            <text:p>dimanche 15 mai 2022</text:p>
          </table:table-cell>
          <table:table-cell table:style-name="ce2" office:value-type="string" calcext:value-type="string">
            <text:p>Bruxelles → St Molf</text:p>
          </table:table-cell>
          <table:table-cell table:style-name="ce14"/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Voyage à Bruxelles 2022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 style:data-style-name="N2" text:time-value="12:06:41.403117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5T15:46:25.496072430</meta:creation-date>
    <dc:date>2022-04-09T13:23:40.564912739</dc:date>
    <meta:editing-duration>PT1H29M31S</meta:editing-duration>
    <meta:editing-cycles>6</meta:editing-cycles>
    <meta:generator>LibreOffice/6.0.7.3$Linux_X86_64 LibreOffice_project/00m0$Build-3</meta:generator>
    <meta:print-date>2022-04-09T13:23:52.093825188</meta:print-date>
    <meta:document-statistic meta:table-count="1" meta:cell-count="15" meta:object-count="0"/>
  </office:meta>
</office:document-meta>
</file>